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5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107.66pt"/>
    </style:style>
    <style:style style:name="co4" style:family="table-column">
      <style:table-column-properties fo:break-before="auto" style:column-width="138.19pt"/>
    </style:style>
    <style:style style:name="co5" style:family="table-column">
      <style:table-column-properties fo:break-before="auto" style:column-width="182.64pt"/>
    </style:style>
    <style:style style:name="co6" style:family="table-column">
      <style:table-column-properties fo:break-before="auto" style:column-width="239.61pt"/>
    </style:style>
    <style:style style:name="co7" style:family="table-column">
      <style:table-column-properties fo:break-before="auto" style:column-width="115.31pt"/>
    </style:style>
    <style:style style:name="co8" style:family="table-column">
      <style:table-column-properties fo:break-before="auto" style:column-width="186.86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103.49pt"/>
    </style:style>
    <style:style style:name="co11" style:family="table-column">
      <style:table-column-properties fo:break-before="auto" style:column-width="288.91pt"/>
    </style:style>
    <style:style style:name="co12" style:family="table-column">
      <style:table-column-properties fo:break-before="auto" style:column-width="86.85pt"/>
    </style:style>
    <style:style style:name="co13" style:family="table-column">
      <style:table-column-properties fo:break-before="auto" style:column-width="86.09pt"/>
    </style:style>
    <style:style style:name="co14" style:family="table-column">
      <style:table-column-properties fo:break-before="auto" style:column-width="81.24pt"/>
    </style:style>
    <style:style style:name="co15" style:family="table-column">
      <style:table-column-properties fo:break-before="auto" style:column-width="149.36pt"/>
    </style:style>
    <style:style style:name="co16" style:family="table-column">
      <style:table-column-properties fo:break-before="auto" style:column-width="157.66pt"/>
    </style:style>
    <style:style style:name="co17" style:family="table-column">
      <style:table-column-properties fo:break-before="auto" style:column-width="104.14pt"/>
    </style:style>
    <style:style style:name="co18" style:family="table-column">
      <style:table-column-properties fo:break-before="auto" style:column-width="151.4pt"/>
    </style:style>
    <style:style style:name="co19" style:family="table-column">
      <style:table-column-properties fo:break-before="auto" style:column-width="200.01pt"/>
    </style:style>
    <style:style style:name="co20" style:family="table-column">
      <style:table-column-properties fo:break-before="auto" style:column-width="165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58.51pt" fo:break-before="auto" style:use-optimal-row-height="false"/>
    </style:style>
    <style:style style:name="ro3" style:family="table-row">
      <style:table-row-properties style:row-height="77.24pt" fo:break-before="auto" style:use-optimal-row-height="false"/>
    </style:style>
    <style:style style:name="ro4" style:family="table-row">
      <style:table-row-properties style:row-height="111.74pt" fo:break-before="auto" style:use-optimal-row-height="false"/>
    </style:style>
    <style:style style:name="ro5" style:family="table-row">
      <style:table-row-properties style:row-height="88.5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41.24pt" fo:break-before="auto" style:use-optimal-row-height="false"/>
    </style:style>
    <style:style style:name="ro8" style:family="table-row">
      <style:table-row-properties style:row-height="132.01pt" fo:break-before="auto" style:use-optimal-row-height="false"/>
    </style:style>
    <style:style style:name="ro9" style:family="table-row">
      <style:table-row-properties style:row-height="148.51pt" fo:break-before="auto" style:use-optimal-row-height="false"/>
    </style:style>
    <style:style style:name="ro10" style:family="table-row">
      <style:table-row-properties style:row-height="157.49pt" fo:break-before="auto" style:use-optimal-row-height="false"/>
    </style:style>
    <style:style style:name="ro11" style:family="table-row">
      <style:table-row-properties style:row-height="167.24pt" fo:break-before="auto" style:use-optimal-row-height="false"/>
    </style:style>
    <style:style style:name="ro12" style:family="table-row">
      <style:table-row-properties style:row-height="201pt" fo:break-before="auto" style:use-optimal-row-height="false"/>
    </style:style>
    <style:style style:name="ta1" style:family="table" style:master-page-name="PageStyle_5f_Тест-кейсы">
      <style:table-properties table:display="true" style:writing-mode="lr-tb"/>
    </style:style>
    <style:style style:name="ta2" style:family="table" style:master-page-name="PageStyle_5f_Чек-лист">
      <style:table-properties table:display="true" style:writing-mode="lr-tb"/>
    </style:style>
    <style:style style:name="ta3" style:family="table" style:master-page-name="PageStyle_5f_Баг-репорт">
      <style:table-properties table:display="true" style:writing-mode="lr-tb"/>
    </style:style>
    <style:style style:name="ce1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Failed&quot;" style:apply-style-name="ConditionalStyle_5f_2" style:base-cell-address="'Тест-кейсы'.G1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Pass&quot;" style:apply-style-name="ConditionalStyle_5f_1" style:base-cell-address="'Тест-кейсы'.G2"/>
    </style:style>
    <style:style style:name="ce8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Pass&quot;" style:apply-style-name="ConditionalStyle_5f_1" style:base-cell-address="'Тест-кейсы'.G2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ailed&quot;" style:apply-style-name="ConditionalStyle_5f_2" style:base-cell-address="'Тест-кейсы'.G1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Чек-лист'.A1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'Чек-лист'.A1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1" style:base-cell-address="'Чек-лист'.C7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ed&quot;" style:apply-style-name="ConditionalStyle_5f_1" style:base-cell-address="'Чек-лист'.C7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Passed&quot;" style:apply-style-name="ConditionalStyle_5f_1" style:base-cell-address="'Чек-лист'.C7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E11]))&gt;0)" style:apply-style-name="ConditionalStyle_5f_1" style:base-cell-address="'Чек-лист'.E11"/>
    </style:style>
    <style:style style:name="ce31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Баг-репорт'.A1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map style:condition="is-true-formula(LEN(TRIM([.A1]))&gt;0)" style:apply-style-name="ConditionalStyle_5f_1" style:base-cell-address="'Баг-репорт'.A1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e06666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e066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00000a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ст-кейс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Номер тест-кейса</text:p>
          </table:table-cell>
          <table:table-cell table:style-name="ce1" office:value-type="string" calcext:value-type="string">
            <text:p>Приоритет</text:p>
          </table:table-cell>
          <table:table-cell table:style-name="ce1" office:value-type="string" calcext:value-type="string">
            <text:p>Название/заголово тест-кейса</text:p>
          </table:table-cell>
          <table:table-cell table:style-name="ce1" office:value-type="string" calcext:value-type="string">
            <text:p>Предусловие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6" office:value-type="string" calcext:value-type="string">
            <text:p>Результат</text:p>
          </table:table-cell>
          <table:table-cell table:style-name="ce1" office:value-type="string" calcext:value-type="string">
            <text:p>Комментарий / Ссылки на скриншоты</text:p>
          </table:table-cell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Дом питомца_ТК-01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вывода информации о деятельности сайта при нажатии кнопки "О нас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</text:a></text:p>
          </table:table-cell>
          <table:table-cell table:style-name="ce2" office:value-type="string" calcext:value-type="string">
            <text:p>1. Нажать на кнопку «О нас» в левом верхнем углу экрана.</text:p>
          </table:table-cell>
          <table:table-cell table:style-name="ce2" office:value-type="string" calcext:value-type="string">
            <text:p>Информация о направлении деятельности сайта отображается на экране.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Дом питомца_ТК-02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работы фильтра при выборе вариантов в поле ввода "Вид животного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;
2. Поля для ввода параметров фильтрации питомцев не имеют вабранных значений (пустые).</text:a></text:p>
          </table:table-cell>
          <table:table-cell table:style-name="ce2" office:value-type="string" calcext:value-type="string">
            <text:p>1. Щелнкуть курсором мыши  в поле ввода "Вид животного";</text:p>
            <text:p>2. Выбрать из выпадающего меню любой вид животного.</text:p>
          </table:table-cell>
          <table:table-cell table:style-name="ce2" office:value-type="string" calcext:value-type="string">
            <text:p>Информация о доступных/отсутствующих в питомнике видах животных отображается на экране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Дом питомца_ТК-03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работы фильтра при выборе вариантов в поле ввода "Порода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;
2. Поля для ввода параметров фильтрации питомцев не имеют вабранных значений (пустые).</text:a></text:p>
          </table:table-cell>
          <table:table-cell table:style-name="ce2" office:value-type="string" calcext:value-type="string">
            <text:p>1. Щелнкуть курсором мыши  в поле ввода "Порода";</text:p>
            <text:p>2. Выбрать из выпадающего меню любую породу животного.</text:p>
          </table:table-cell>
          <table:table-cell table:style-name="ce2" office:value-type="string" calcext:value-type="string">
            <text:p>Информация о доступных/отсутствующих в питомнике породах животных отображается на экране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Дом питомца_ТК-04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работы фильтра при выборе вариантов в поле ввода "Пол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;
2. Поля для ввода параметров фильтрации питомцев не имеют вабранных значений (пустые).</text:a></text:p>
          </table:table-cell>
          <table:table-cell table:style-name="ce2" office:value-type="string" calcext:value-type="string">
            <text:p>1. Щелнкуть курсором мыши  в поле ввода "Пол";</text:p>
            <text:p>2. Выбрать из выпадающего меню любой пол животного.</text:p>
          </table:table-cell>
          <table:table-cell table:style-name="ce2" office:value-type="string" calcext:value-type="string">
            <text:p>Информация о доступных/отсутствующих в питомнике гендерах животных отображается на экране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Дом питомца_ТК-05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работы кнопки "Конаткт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Контакты» в левом верхнем углу экрана.</text:p>
          </table:table-cell>
          <table:table-cell table:style-name="ce2" office:value-type="string" calcext:value-type="string">
            <text:p>Информация о контактных данных администрации сайта (e-mail, телефон) отображается на экране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2">
          <table:table-cell table:style-name="ce2" office:value-type="string" calcext:value-type="string">
            <text:p>Дом питомца_ТК-06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поля "Найти питомца" на странице сайта "О нас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О нас» в левом верхнем углу экрана.</text:p>
          </table:table-cell>
          <table:table-cell table:style-name="ce2" office:value-type="string" calcext:value-type="string">
            <text:p>Поле "Найти питомца" отображается в правом верхнем углу экрана и активно для ввода символов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2">
          <table:table-cell table:style-name="ce2" office:value-type="string" calcext:value-type="string">
            <text:p>Дом питомца_ТК-07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поля "Найти питомца" на странице сайта "Питомц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Питомцы» в левом верхнем углу экрана.</text:p>
          </table:table-cell>
          <table:table-cell table:style-name="ce2" office:value-type="string" calcext:value-type="string">
            <text:p>Поле "Найти питомца" отображается в правом верхнем углу экрана и активно для ввода символов</text:p>
          </table:table-cell>
          <table:table-cell table:style-name="ce7" office:value-type="string" calcext:value-type="string">
            <text:p>Pass</text:p>
          </table:table-cell>
          <table:table-cell table:style-name="ce2"/>
          <table:table-cell table:style-name="ce3" table:number-columns-repeated="17"/>
          <table:table-cell table:number-columns-repeated="999"/>
        </table:table-row>
        <table:table-row table:style-name="ro3">
          <table:table-cell table:style-name="ce2" office:value-type="string" calcext:value-type="string">
            <text:p>Дом питомца_ТК-08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поля "Найти питомца" на странице сайта "Контакт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Контакты» в левом верхнем углу экрана.</text:p>
          </table:table-cell>
          <table:table-cell table:style-name="ce2" office:value-type="string" calcext:value-type="string">
            <text:p>Поле "Найти питомца" отображается в правом верхнем углу экрана и активно для ввода символов</text:p>
          </table:table-cell>
          <table:table-cell table:style-name="ce7" office:value-type="string" calcext:value-type="string">
            <text:p>Pass</text:p>
          </table:table-cell>
          <table:table-cell table:style-name="ce2"/>
          <table:table-cell table:style-name="ce3" table:number-columns-repeated="17"/>
          <table:table-cell table:number-columns-repeated="999"/>
        </table:table-row>
        <table:table-row table:style-name="ro4">
          <table:table-cell table:style-name="ce2" office:value-type="string" calcext:value-type="string">
            <text:p>Дом питомца_ТК-09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ссылок на социальные сети в footer страницы "О нас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О нас» в левом верхнем углу экрана. </text:p>
            <text:p>2. Нажать правой кнопкой мыши на иконку любой социальной сети (правый нижний угол экрана);</text:p>
            <text:p>3. Во всплывающем контекстном меню выбрать опцию "Просмотреть код".</text:p>
          </table:table-cell>
          <table:table-cell table:style-name="ce2" office:value-type="string" calcext:value-type="string">
            <text:p>В открывшейся консоли разработчика (devtools) во вкладке Elements отображается DOM страницы, где в теге &lt;body&gt; содержится блочный элемент &lt;div class="shared-icon"&gt; с размещенными ссылками на социальные сети</text:p>
          </table:table-cell>
          <table:table-cell table:style-name="ce8" office:value-type="string" calcext:value-type="string">
            <text:p><text:span text:style-name="T1">Failed</text:span></text:p>
            <text:p><text:span text:style-name="T1"/></text:p>
            <text:p><text:span text:style-name="T2">Баг репорт №: </text:span></text:p>
            <text:p><text:span text:style-name="T2">Дом питомца_БР-01</text:span></text:p>
          </table:table-cell>
          <table:table-cell table:style-name="ce5" office:value-type="string" calcext:value-type="string">
            <text:p><text:a xlink:href="https://drive.google.com/file/d/1cDV05xAhaxirGtv4sujt3hkr2IyoIn0p/view?usp=sharing" xlink:type="simple">https://drive.google.com/file/d/1cDV05xAhaxirGtv4sujt3hkr2IyoIn0p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4">
          <table:table-cell table:style-name="ce2" office:value-type="string" calcext:value-type="string">
            <text:p>Дом питомца_ТК-10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ссылок на социальные сети в footer страницы "Питомц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Питомцы» в левом верхнем углу экрана. </text:p>
            <text:p>2. Нажать правой кнопкой мыши на иконку любой социальной сети (правый нижний угол экрана);</text:p>
            <text:p>3. Во всплывающем контекстном меню выбрать опцию "Просмотреть код".</text:p>
          </table:table-cell>
          <table:table-cell table:style-name="ce2" office:value-type="string" calcext:value-type="string">
            <text:p>В открывшейся панели разработчика (devtools) во вкладке Elements отображается DOM страницы, где в теге &lt;body&gt; содержится блочный элемент &lt;div class="shared-icon"&gt; с размещенными ссылками на социальные сети</text:p>
          </table:table-cell>
          <table:table-cell table:style-name="ce8" office:value-type="string" calcext:value-type="string">
            <text:p><text:span text:style-name="T1">Failed</text:span></text:p>
            <text:p><text:span text:style-name="T1"/></text:p>
            <text:p><text:span text:style-name="T2">Баг репорт №: </text:span></text:p>
            <text:p><text:span text:style-name="T2">Дом питомца_БР-02</text:span></text:p>
          </table:table-cell>
          <table:table-cell table:style-name="ce5" office:value-type="string" calcext:value-type="string">
            <text:p><text:a xlink:href="https://drive.google.com/file/d/1cDV05xAhaxirGtv4sujt3hkr2IyoIn0p/view?usp=sharing" xlink:type="simple">https://drive.google.com/file/d/1cDV05xAhaxirGtv4sujt3hkr2IyoIn0p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4">
          <table:table-cell table:style-name="ce2" office:value-type="string" calcext:value-type="string">
            <text:p>Дом питомца_ТК-11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ссылок на социальные сети в footer страницы "Контакт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Конаткты» в левом верхнем углу экрана. </text:p>
            <text:p>2. Нажать правой кнопкой мыши на иконку любой социальной сети (правый нижний угол экрана);</text:p>
            <text:p>3. Во всплывающем контекстном меню выбрать опцию "Просмотреть код".</text:p>
          </table:table-cell>
          <table:table-cell table:style-name="ce2" office:value-type="string" calcext:value-type="string">
            <text:p>В открывшейся панели разработчика (devtools) во вкладке Elements отображается DOM страницы, где в теге &lt;body&gt; содержится блочный элемент &lt;div class="shared-icon"&gt; с размещенными ссылками на социальные сети</text:p>
          </table:table-cell>
          <table:table-cell table:style-name="ce8" office:value-type="string" calcext:value-type="string">
            <text:p><text:span text:style-name="T1">Failed</text:span></text:p>
            <text:p><text:span text:style-name="T1"/></text:p>
            <text:p><text:span text:style-name="T2">Баг репорт №: </text:span></text:p>
            <text:p><text:span text:style-name="T2">Дом питомца_БР-03</text:span></text:p>
          </table:table-cell>
          <table:table-cell table:style-name="ce5" office:value-type="string" calcext:value-type="string">
            <text:p><text:a xlink:href="https://drive.google.com/file/d/1cDV05xAhaxirGtv4sujt3hkr2IyoIn0p/view?usp=sharing" xlink:type="simple">https://drive.google.com/file/d/1cDV05xAhaxirGtv4sujt3hkr2IyoIn0p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5">
          <table:table-cell table:style-name="ce2" office:value-type="string" calcext:value-type="string">
            <text:p>Дом питомца_ТК-12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отсутствия ошибок со статусом кода 5xx при загрузке страницы "О нас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F12 для вызова консоли разработчика (devtools);</text:p>
            <text:p>2. В консоли разработчика нажать на вкладку "Network";</text:p>
            <text:p>3. Нажать на кнопку «О нас» в левом верхнем углу экрана.</text:p>
          </table:table-cell>
          <table:table-cell table:style-name="ce2" office:value-type="string" calcext:value-type="string">
            <text:p>В консоли разработчика на вкладке "Network" в столбце (колонке) "Status" отсутствуют запросы со значением статуса кода 5xx.</text:p>
          </table:table-cell>
          <table:table-cell table:style-name="ce7" office:value-type="string" calcext:value-type="string">
            <text:p>Pass</text:p>
          </table:table-cell>
          <table:table-cell table:style-name="ce5" office:value-type="string" calcext:value-type="string">
            <text:p><text:a xlink:href="https://drive.google.com/file/d/1jzuNxGCfDs3yWSAwCD_zBw9e7EQwWD7J/view?usp=sharing" xlink:type="simple">https://drive.google.com/file/d/1jzuNxGCfDs3yWSAwCD_zBw9e7EQwWD7J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5">
          <table:table-cell table:style-name="ce2" office:value-type="string" calcext:value-type="string">
            <text:p>Дом питомца_ТК-13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отсутствия ошибок со статусом кода 5xx при загрузке страницы "Питомц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F12 для вызова консоли разработчика (devtools);</text:p>
            <text:p>2. В консоли разработчика нажать на вкладку "Network";</text:p>
            <text:p>3. Нажать на кнопку «Питомцы» в левом верхнем углу экрана.</text:p>
          </table:table-cell>
          <table:table-cell table:style-name="ce2" office:value-type="string" calcext:value-type="string">
            <text:p>В консоли разработчика на вкладке "Network" в столбце (колонке) "Status" отсутствуют запросы со значением статуса кода 5xx.</text:p>
          </table:table-cell>
          <table:table-cell table:style-name="ce7" office:value-type="string" calcext:value-type="string">
            <text:p>Pass</text:p>
          </table:table-cell>
          <table:table-cell table:style-name="ce5" office:value-type="string" calcext:value-type="string">
            <text:p><text:a xlink:href="https://drive.google.com/file/d/1oUSDxRTLmFACVMjhhLGFybFAHkQaJhtz/view?usp=sharing" xlink:type="simple">https://drive.google.com/file/d/1oUSDxRTLmFACVMjhhLGFybFAHkQaJhtz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5">
          <table:table-cell table:style-name="ce2" office:value-type="string" calcext:value-type="string">
            <text:p>Дом питомца_ТК-14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отсутствия ошибок со статусом кода 5xx при загрузке страницы "Контакт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F12 для вызова консоли разработчика (devtools);</text:p>
            <text:p>2. В консоли разработчика нажать на вкладку "Network";</text:p>
            <text:p>3. Нажать на кнопку «Контакты» в левом верхнем углу экрана.</text:p>
          </table:table-cell>
          <table:table-cell table:style-name="ce2" office:value-type="string" calcext:value-type="string">
            <text:p>В консоли разработчика на вкладке "Network" в столбце (колонке) "Status" отсутствуют запросы со значением статуса кода 5xx.</text:p>
          </table:table-cell>
          <table:table-cell table:style-name="ce7" office:value-type="string" calcext:value-type="string">
            <text:p>Pass</text:p>
          </table:table-cell>
          <table:table-cell table:style-name="ce5" office:value-type="string" calcext:value-type="string">
            <text:p><text:a xlink:href="https://drive.google.com/file/d/1QrwvComt0CVnOPaAYuJDide5t4I4bF5z/view?usp=share_link" xlink:type="simple">https://drive.google.com/file/d/1QrwvComt0CVnOPaAYuJDide5t4I4bF5z/view?usp=share_link</text:a></text:p>
          </table:table-cell>
          <table:table-cell table:style-name="ce3" table:number-columns-repeated="17"/>
          <table:table-cell table:number-columns-repeated="999"/>
        </table:table-row>
        <table:table-row table:style-name="ro5">
          <table:table-cell table:style-name="ce2" office:value-type="string" calcext:value-type="string">
            <text:p>Дом питомца_ТК-15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положительного статуса кода 200 при загрузке всех элементов страницы "Питомц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F12 для вызова консоли разработчика (devtools);</text:p>
            <text:p>2. В консоли разработчика нажать на вкладку "Network";</text:p>
            <text:p>3. Нажать на кнопку «Питомцы» в левом верхнем углу экрана.</text:p>
          </table:table-cell>
          <table:table-cell table:style-name="ce2" office:value-type="string" calcext:value-type="string">
            <text:p>В консоли разработчика на вкладке "Network" в столбце (колонке) "Status" все запросы GET имеют статус 200.</text:p>
          </table:table-cell>
          <table:table-cell table:style-name="ce7" office:value-type="string" calcext:value-type="string">
            <text:p>Pass</text:p>
          </table:table-cell>
          <table:table-cell table:style-name="ce5" office:value-type="string" calcext:value-type="string">
            <text:p><text:a xlink:href="https://drive.google.com/file/d/18w_aSqQvg2s1zIF3hN8qCeP-RFblzG65/view?usp=sharing" xlink:type="simple">https://drive.google.com/file/d/18w_aSqQvg2s1zIF3hN8qCeP-RFblzG65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1" table:number-rows-repeated="974">
          <table:table-cell table:style-name="ce3" table:number-columns-repeated="6"/>
          <table:table-cell table:style-name="ce9"/>
          <table:table-cell table:style-name="ce3" table:number-columns-repeated="18"/>
          <table:table-cell table:number-columns-repeated="999"/>
        </table:table-row>
        <table:table-row table:style-name="ro6" table:number-rows-repeated="1047585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Тест-кейсы'.G2:'Тест-кейсы'.G16">
            <calcext:condition calcext:apply-style-name="ConditionalStyle_1" calcext:value="=&quot;Pass&quot;" calcext:base-cell-address="'Тест-кейсы'.G2"/>
          </calcext:conditional-format>
          <calcext:conditional-format calcext:target-range-address="'Тест-кейсы'.G1:'Тест-кейсы'.G990">
            <calcext:condition calcext:apply-style-name="ConditionalStyle_2" calcext:value="=&quot;Failed&quot;" calcext:base-cell-address="'Тест-кейсы'.G1"/>
          </calcext:conditional-format>
        </calcext:conditional-formats>
      </table:table>
      <table:table table:name="Чек-лист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1020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Функциональное тестирование сайта http://158.160.56.133/app/pets - "Дом питомца"</text:p>
          </table:table-cell>
          <table:covered-table-cell table:style-name="ce18"/>
          <table:table-cell table:style-name="ce13"/>
          <table:table-cell table:style-name="ce26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 office:value-type="string" calcext:value-type="string">
            <text:p>Чек-лист №1</text:p>
          </table:table-cell>
          <table:table-cell table:style-name="ce12"/>
          <table:table-cell table:style-name="ce13"/>
          <table:table-cell table:style-name="ce26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 office:value-type="string" calcext:value-type="string">
            <text:p>Исполнитель</text:p>
          </table:table-cell>
          <table:table-cell table:style-name="ce12" office:value-type="string" calcext:value-type="string">
            <text:p>Агафонов Е.А. QAP-114</text:p>
          </table:table-cell>
          <table:table-cell table:style-name="ce13"/>
          <table:table-cell table:style-name="ce26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 office:value-type="string" calcext:value-type="string">
            <text:p>Окружение</text:p>
          </table:table-cell>
          <table:table-cell table:style-name="ce12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13"/>
          <table:table-cell table:style-name="ce26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3" table:number-columns-repeated="3"/>
          <table:table-cell table:style-name="ce26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4" office:value-type="string" calcext:value-type="string">
            <text:p>Страница "О нас"</text:p>
          </table:table-cell>
          <table:table-cell table:style-name="ce14" office:value-type="string" calcext:value-type="string">
            <text:p>Проверка</text:p>
          </table:table-cell>
          <table:table-cell table:style-name="ce14" office:value-type="string" calcext:value-type="string">
            <text:p>Результат</text:p>
          </table:table-cell>
          <table:table-cell table:style-name="ce14" office:value-type="string" calcext:value-type="string">
            <text:p>Комментарий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Кнопка "О нас" в шапке сайте отображает краткую информацию о направлении деятельности сайта</text:p>
          </table:table-cell>
          <table:table-cell table:style-name="ce23" office:value-type="string" calcext:value-type="string">
            <text:p>Passed</text:p>
          </table:table-cell>
          <table:table-cell table:style-name="ce14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Иконка (кнопка) социальной сети "Instagram" в подвале (footer) сайта осуществляет переадресацию на аккаунт "Дом питомца" в <text:s/>"Instagram"</text:p>
          </table:table-cell>
          <table:table-cell table:style-name="ce23" office:value-type="string" calcext:value-type="string">
            <text:p>Failed</text:p>
          </table:table-cell>
          <table:table-cell table:style-name="ce27" office:value-type="string" calcext:value-type="string">
            <text:p>(см. Баг-репорты №: Дом питомца_БР 01, 02, 03)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Иконка (кнопка) социальной сети "Telegram" в подвале (footer) сайта осуществляет переадресацию на аккаунт "Дом питомца" в <text:s/>"Telegram"</text:p>
          </table:table-cell>
          <table:table-cell table:style-name="ce23" office:value-type="string" calcext:value-type="string">
            <text:p>Failed</text:p>
          </table:table-cell>
          <table:table-cell table:style-name="ce27" office:value-type="string" calcext:value-type="string">
            <text:p>(см. Баг-репорты №: Дом питомца_БР 01, 02, 03)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Поле "Найти питомца" на странице "О нас" осуществляет поиск питомца по сайту</text:p>
          </table:table-cell>
          <table:table-cell table:style-name="ce23" office:value-type="string" calcext:value-type="string">
            <text:p>Failed</text:p>
          </table:table-cell>
          <table:table-cell table:style-name="ce27" office:value-type="string" calcext:value-type="string">
            <text:p>Баг репорт №: </text:p>
            <text:p>Дом питомца_БР-06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9" office:value-type="string" calcext:value-type="string">
            <text:p>Кнопка "О нас" в шапке сайта содержит корректную информацию о видах животных, представленных на сайте</text:p>
          </table:table-cell>
          <table:table-cell table:style-name="ce23" office:value-type="string" calcext:value-type="string">
            <text:p>Failed</text:p>
          </table:table-cell>
          <table:table-cell table:style-name="ce27" office:value-type="string" calcext:value-type="string">
            <text:p>Баг репорт №: </text:p>
            <text:p>Дом питомца_БР-07</text:p>
          </table:table-cell>
          <table:table-cell table:style-name="ce30"/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table:number-columns-spanned="4" table:number-rows-spanned="1"/>
          <table:covered-table-cell table:number-columns-repeated="2" table:style-name="ce20"/>
          <table:covered-table-cell table:style-name="ce28"/>
          <table:table-cell table:style-name="ce30"/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2" office:value-type="string" calcext:value-type="string">
            <text:p>Cтраница "Питомцы"</text:p>
          </table:table-cell>
          <table:table-cell table:style-name="ce12" office:value-type="string" calcext:value-type="string">
            <text:p>Проверка</text:p>
          </table:table-cell>
          <table:table-cell table:style-name="ce12" office:value-type="string" calcext:value-type="string">
            <text:p>Результат</text:p>
          </table:table-cell>
          <table:table-cell table:style-name="ce14" office:value-type="string" calcext:value-type="string">
            <text:p>Комментарий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При нажатии на фото в каждой карточке питомца отображается окно с его основными данными (вид, порода, пол и т.д.)</text:p>
          </table:table-cell>
          <table:table-cell table:style-name="ce24" office:value-type="string" calcext:value-type="string">
            <text:p>Passed</text:p>
          </table:table-cell>
          <table:table-cell table:style-name="ce27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Список живтоных в поле "Вид животного" соответствует существующим видам животных</text:p>
          </table:table-cell>
          <table:table-cell table:style-name="ce24" office:value-type="string" calcext:value-type="string">
            <text:p>Failed</text:p>
          </table:table-cell>
          <table:table-cell table:style-name="ce27" office:value-type="string" calcext:value-type="string">
            <text:p>Баг репорт №: </text:p>
            <text:p>Дом питомца_БР-08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1" office:value-type="string" calcext:value-type="string">
            <text:p>Список доступных гендеров питомцев в поле "Пол" не имеет задвоений (одинаковых значений)</text:p>
          </table:table-cell>
          <table:table-cell table:style-name="ce24" office:value-type="string" calcext:value-type="string">
            <text:p>Failed</text:p>
          </table:table-cell>
          <table:table-cell table:style-name="ce27" office:value-type="string" calcext:value-type="string">
            <text:p>Баг репорт №: </text:p>
            <text:p>Дом питомца_БР-09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Поле "Возраст" не принимает отрицательных значений возраста питомца</text:p>
          </table:table-cell>
          <table:table-cell table:style-name="ce24" office:value-type="string" calcext:value-type="string">
            <text:p>Failed</text:p>
          </table:table-cell>
          <table:table-cell table:style-name="ce27" office:value-type="string" calcext:value-type="string">
            <text:p>Баг репорт №: </text:p>
            <text:p>Дом питомца_БР-10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1" office:value-type="string" calcext:value-type="string">
            <text:p>Кнопка "Без дома" в карточке доступного питомца вызывает форму заявки "Приютить питомца?!"</text:p>
          </table:table-cell>
          <table:table-cell table:style-name="ce24" office:value-type="string" calcext:value-type="string">
            <text:p>Passed</text:p>
          </table:table-cell>
          <table:table-cell table:style-name="ce14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1" office:value-type="string" calcext:value-type="string">
            <text:p>При нажатии кнопки "Да" в незаполненной (неполностью заполненной) форме заявки "Приютить питомца?!" поля ввода подсветятся красной рамкой с указанием ошибки</text:p>
          </table:table-cell>
          <table:table-cell table:style-name="ce24" office:value-type="string" calcext:value-type="string">
            <text:p>Passed</text:p>
          </table:table-cell>
          <table:table-cell table:style-name="ce14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1" office:value-type="string" calcext:value-type="string">
            <text:p>Поле "Введите имя" в форме заявки "Приютить питомца?!" не принимает числовых значений</text:p>
          </table:table-cell>
          <table:table-cell table:style-name="ce24" office:value-type="string" calcext:value-type="string">
            <text:p>Failed</text:p>
          </table:table-cell>
          <table:table-cell table:style-name="ce27" office:value-type="string" calcext:value-type="string">
            <text:p>Баг репорт №: </text:p>
            <text:p>Дом питомца_БР-11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1" office:value-type="string" calcext:value-type="string">
            <text:p>Поле "Отчетство" в форме заявки "Приютить питомца?!" не принимает числовых значений</text:p>
          </table:table-cell>
          <table:table-cell table:style-name="ce24" office:value-type="string" calcext:value-type="string">
            <text:p>Failed</text:p>
          </table:table-cell>
          <table:table-cell table:style-name="ce27" office:value-type="string" calcext:value-type="string">
            <text:p>Баг репорт №: </text:p>
            <text:p>Дом питомца_БР-12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1" office:value-type="string" calcext:value-type="string">
            <text:p>Кнопка "Сбросить" в группе фильтров для поиска отображает на экране всех доступных к приюту питомцев</text:p>
          </table:table-cell>
          <table:table-cell table:style-name="ce24" office:value-type="string" calcext:value-type="string">
            <text:p>Passed</text:p>
          </table:table-cell>
          <table:table-cell table:style-name="ce14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1" office:value-type="string" calcext:value-type="string">
            <text:p>Фильтр "Возраст" в поле ввода "Сортировать по" сортирует карточки питомцев по возрасту в порядке возрастания</text:p>
          </table:table-cell>
          <table:table-cell table:style-name="ce24" office:value-type="string" calcext:value-type="string">
            <text:p>Passed</text:p>
          </table:table-cell>
          <table:table-cell table:style-name="ce14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1" office:value-type="string" calcext:value-type="string">
            <text:p>Фильтр "Кличка" в поле ввода "Сортировать по" сортирует карточки по заглавной букве клички питомца в алфавитном порядке</text:p>
          </table:table-cell>
          <table:table-cell table:style-name="ce24" office:value-type="string" calcext:value-type="string">
            <text:p>Passed</text:p>
          </table:table-cell>
          <table:table-cell table:style-name="ce14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21" office:value-type="string" calcext:value-type="string">
            <text:p>Кнопка "Счастливчики" в верхнем углу экрана отображает карточки питомцев <text:s/>со статусом "Приютили", "Хотят забрать"</text:p>
          </table:table-cell>
          <table:table-cell table:style-name="ce24" office:value-type="string" calcext:value-type="string">
            <text:p>Failed</text:p>
          </table:table-cell>
          <table:table-cell table:style-name="ce27" office:value-type="string" calcext:value-type="string">
            <text:p>Баг репорт №: </text:p>
            <text:p>Дом питомца_БР-13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 table:number-columns-spanned="4" table:number-rows-spanned="1"/>
          <table:covered-table-cell table:number-columns-repeated="2" table:style-name="ce22"/>
          <table:covered-table-cell table:style-name="ce29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 office:value-type="string" calcext:value-type="string">
            <text:p>Cтраница "Конаткты"</text:p>
          </table:table-cell>
          <table:table-cell table:style-name="ce12" office:value-type="string" calcext:value-type="string">
            <text:p>Проверка</text:p>
          </table:table-cell>
          <table:table-cell table:style-name="ce12" office:value-type="string" calcext:value-type="string">
            <text:p>Результат</text:p>
          </table:table-cell>
          <table:table-cell table:style-name="ce14" office:value-type="string" calcext:value-type="string">
            <text:p>Комментарий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21" office:value-type="string" calcext:value-type="string">
            <text:p>Кнопка "Конаткты" в шапке сайта отображает контактную информацию администрации сайта</text:p>
          </table:table-cell>
          <table:table-cell table:style-name="ce24" office:value-type="string" calcext:value-type="string">
            <text:p>Passed</text:p>
          </table:table-cell>
          <table:table-cell table:style-name="ce14"/>
          <table:table-cell table:style-name="ce13" table:number-columns-repeated="21"/>
          <table:table-cell table:number-columns-repeated="999"/>
        </table:table-row>
        <table:table-row table:style-name="ro1" table:number-rows-repeated="12">
          <table:table-cell table:style-name="ce13" table:number-columns-repeated="2"/>
          <table:table-cell table:style-name="ce25"/>
          <table:table-cell table:style-name="ce26"/>
          <table:table-cell table:style-name="ce13" table:number-columns-repeated="21"/>
          <table:table-cell table:number-columns-repeated="999"/>
        </table:table-row>
        <table:table-row table:style-name="ro1" table:number-rows-repeated="904">
          <table:table-cell table:style-name="ce13" table:number-columns-repeated="3"/>
          <table:table-cell table:style-name="ce26"/>
          <table:table-cell table:style-name="ce13" table:number-columns-repeated="21"/>
          <table:table-cell table:number-columns-repeated="999"/>
        </table:table-row>
        <table:table-row table:style-name="ro6" table:number-rows-repeated="104763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Чек-лист'.A1:'Чек-лист'.B1">
            <calcext:condition calcext:apply-style-name="ConditionalStyle_1" calcext:value="formula-is(LEN(TRIM([.A1]))&gt;0)" calcext:base-cell-address="'Чек-лист'.A1"/>
          </calcext:conditional-format>
          <calcext:conditional-format calcext:target-range-address="'Чек-лист'.C7:'Чек-лист'.C11 'Чек-лист'.C14:'Чек-лист'.C25 'Чек-лист'.C28:'Чек-лист'.C40">
            <calcext:condition calcext:apply-style-name="ConditionalStyle_1" calcext:value="=&quot;Passed&quot;" calcext:base-cell-address="'Чек-лист'.C7"/>
          </calcext:conditional-format>
          <calcext:conditional-format calcext:target-range-address="'Чек-лист'.E11:'Чек-лист'.E12">
            <calcext:condition calcext:apply-style-name="ConditionalStyle_1" calcext:value="formula-is(LEN(TRIM([.E11]))&gt;0)" calcext:base-cell-address="'Чек-лист'.E11"/>
          </calcext:conditional-format>
          <calcext:conditional-format calcext:target-range-address="'Чек-лист'.C7:'Чек-лист'.C11 'Чек-лист'.C14:'Чек-лист'.C25 'Чек-лист'.C28:'Чек-лист'.C40">
            <calcext:condition calcext:apply-style-name="ConditionalStyle_3" calcext:value="=&quot;Failed&quot;" calcext:base-cell-address="'Чек-лист'.C7"/>
          </calcext:conditional-format>
        </calcext:conditional-formats>
      </table:table>
      <table:table table:name="Баг-репорт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number-columns-repeated="1016" table:default-cell-style-name="Default"/>
        <table:table-row table:style-name="ro7">
          <table:table-cell table:style-name="ce31" office:value-type="string" calcext:value-type="string">
            <text:p>Номер</text:p>
          </table:table-cell>
          <table:table-cell table:style-name="ce31" office:value-type="string" calcext:value-type="string">
            <text:p>Название</text:p>
          </table:table-cell>
          <table:table-cell table:style-name="ce31" office:value-type="string" calcext:value-type="string">
            <text:p>Окружение</text:p>
          </table:table-cell>
          <table:table-cell table:style-name="ce31" office:value-type="string" calcext:value-type="string">
            <text:p>Приоритет</text:p>
          </table:table-cell>
          <table:table-cell table:style-name="ce31" office:value-type="string" calcext:value-type="string">
            <text:p>Предусловия</text:p>
          </table:table-cell>
          <table:table-cell table:style-name="ce31" office:value-type="string" calcext:value-type="string">
            <text:p>Шаги</text:p>
          </table:table-cell>
          <table:table-cell table:style-name="ce31" office:value-type="string" calcext:value-type="string">
            <text:p>Результат</text:p>
          </table:table-cell>
          <table:table-cell table:style-name="ce31" office:value-type="string" calcext:value-type="string">
            <text:p>Комментарий</text:p>
          </table:table-cell>
          <table:table-cell table:style-name="ce39" table:number-columns-repeated="18"/>
          <table:table-cell table:number-columns-repeated="998"/>
        </table:table-row>
        <table:table-row table:style-name="ro8">
          <table:table-cell table:style-name="ce32" office:value-type="string" calcext:value-type="string">
            <text:p>Дом питомца_БР-01</text:p>
          </table:table-cell>
          <table:table-cell table:style-name="ce34" office:value-type="string" calcext:value-type="string">
            <text:p>Иконки социальных сетей в footer ("подвале") страницы "О нас" не работают</text:p>
          </table:table-cell>
          <table:table-cell table:style-name="ce34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Normal</text:p>
          </table:table-cell>
          <table:table-cell table:style-name="ce34" office:value-type="string" calcext:value-type="string">
            <text:p>1. Страница по адресу http://158.160.56.133/app/pets открыта в браузере</text:p>
          </table:table-cell>
          <table:table-cell table:style-name="ce34" office:value-type="string" calcext:value-type="string">
            <text:p>1. Нажать на иконку любой социальной сети в правом нижнем углу экрана</text:p>
          </table:table-cell>
          <table:table-cell table:style-name="ce34" office:value-type="string" calcext:value-type="string">
            <text:p><text:span text:style-name="T3">Полученный результат: </text:span></text:p>
            <text:p><text:span text:style-name="T4">Переадресации на аккаунт "Дом питомца" в соответствующей социальной сети не происходит. Ссылка не активна/отсутствует.</text:span></text:p>
            <text:p><text:span text:style-name="T4"/></text:p>
            <text:p><text:span text:style-name="T5">Ожидаемый результат: </text:span></text:p>
            <text:p><text:span text:style-name="T4">Происходит переадресация по ссылке на аккаунт "Дом питомца" в соответствующей социальной сети</text:span></text:p>
            <text:p><text:span text:style-name="T4"/></text:p>
          </table:table-cell>
          <table:table-cell table:style-name="ce37" office:value-type="string" calcext:value-type="string">
            <text:p><text:a xlink:href="https://drive.google.com/file/d/1jgfPDqtMrnRS5QhWjxWrqJ2EHRbdHuCD/view?usp=sharing" xlink:type="simple">
https://drive.google.com/file/d/1jgfPDqtMrnRS5QhWjxWrqJ2EHRbdHuCD/view?usp=sharing</text:a></text:p>
          </table:table-cell>
          <table:table-cell table:number-columns-repeated="1016"/>
        </table:table-row>
        <table:table-row table:style-name="ro8">
          <table:table-cell table:style-name="ce32" office:value-type="string" calcext:value-type="string">
            <text:p>Дом питомца_БР-02</text:p>
          </table:table-cell>
          <table:table-cell table:style-name="ce34" office:value-type="string" calcext:value-type="string">
            <text:p>Иконки социальных сетей в footer ("подвале") страницы "Питомцы" не работают</text:p>
          </table:table-cell>
          <table:table-cell table:style-name="ce34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Normal</text:p>
          </table:table-cell>
          <table:table-cell table:style-name="ce34" office:value-type="string" calcext:value-type="string">
            <text:p>1. Страница по адресу http://158.160.56.133/app/pets открыта в браузере</text:p>
          </table:table-cell>
          <table:table-cell table:style-name="ce34" office:value-type="string" calcext:value-type="string">
            <text:p>1. Нажать на иконку любой социальной сети в правом нижнем углу экрана</text:p>
          </table:table-cell>
          <table:table-cell table:style-name="ce34" office:value-type="string" calcext:value-type="string">
            <text:p><text:span text:style-name="T3">Полученный результат: </text:span></text:p>
            <text:p><text:span text:style-name="T4">Переадресации на аккаунт "Дом питомца" в соответствующей социальной сети не происходит. Ссылка не активна/отсутствует.</text:span></text:p>
            <text:p><text:span text:style-name="T4"/></text:p>
            <text:p><text:span text:style-name="T5">Ожидаемый результат: </text:span></text:p>
            <text:p><text:span text:style-name="T4">Происходит переадресация по ссылке на аккаунт "Дом питомца" в соответствующей социальной сети</text:span></text:p>
            <text:p><text:span text:style-name="T4"/></text:p>
          </table:table-cell>
          <table:table-cell table:style-name="ce38" office:value-type="string" calcext:value-type="string">
            <text:p><text:a xlink:href="https://drive.google.com/file/d/1Zd3ebglbimar2T7_-sno81tZXw9ZrRS7/view?usp=sharing" xlink:type="simple">
https://drive.google.com/file/d/1Zd3ebglbimar2T7_-sno81tZXw9ZrRS7/view?usp=sharing</text:a></text:p>
          </table:table-cell>
          <table:table-cell table:number-columns-repeated="1016"/>
        </table:table-row>
        <table:table-row table:style-name="ro8">
          <table:table-cell table:style-name="ce32" office:value-type="string" calcext:value-type="string">
            <text:p>Дом питомца_БР-03</text:p>
          </table:table-cell>
          <table:table-cell table:style-name="ce34" office:value-type="string" calcext:value-type="string">
            <text:p>Иконки социальных сетей в footer ("подвале") страницы "Контакты" не работают</text:p>
          </table:table-cell>
          <table:table-cell table:style-name="ce34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Normal</text:p>
          </table:table-cell>
          <table:table-cell table:style-name="ce34" office:value-type="string" calcext:value-type="string">
            <text:p>1. Страница по адресу http://158.160.56.133/app/pets открыта в браузере</text:p>
          </table:table-cell>
          <table:table-cell table:style-name="ce34" office:value-type="string" calcext:value-type="string">
            <text:p>1. Нажать на иконку любой социальной сети в правом нижнем углу экрана.</text:p>
          </table:table-cell>
          <table:table-cell table:style-name="ce34" office:value-type="string" calcext:value-type="string">
            <text:p><text:span text:style-name="T3">Полученный результат: </text:span></text:p>
            <text:p><text:span text:style-name="T4">Переадресации на аккаунт "Дом питомца" в соответствующей социальной сети не происходит. Ссылка не активна/отсутствует.</text:span></text:p>
            <text:p><text:span text:style-name="T4"/></text:p>
            <text:p><text:span text:style-name="T5">Ожидаемый результат: </text:span></text:p>
            <text:p><text:span text:style-name="T4">Происходит переадресация по ссылке на аккаунт "Дом питомца" в соответствующей социальной сети</text:span></text:p>
            <text:p><text:span text:style-name="T4"/></text:p>
          </table:table-cell>
          <table:table-cell table:style-name="ce38" office:value-type="string" calcext:value-type="string">
            <text:p><text:a xlink:href="https://drive.google.com/file/d/1dkogQRMrlMUxjXRftcf_lS5AAKGzf7Kd/view?usp=sharing" xlink:type="simple">
https://drive.google.com/file/d/1dkogQRMrlMUxjXRftcf_lS5AAKGzf7Kd/view?usp=sharing</text:a></text:p>
          </table:table-cell>
          <table:table-cell table:number-columns-repeated="1016"/>
        </table:table-row>
        <table:table-row table:style-name="ro9">
          <table:table-cell table:style-name="ce33" office:value-type="string" calcext:value-type="string">
            <text:p>Дом питомца_БР-04</text:p>
          </table:table-cell>
          <table:table-cell table:style-name="ce2" office:value-type="string" calcext:value-type="string">
            <text:p>Поле "Найти питомца" на странице "О нас" не осуществляет поиск питомца по сайту</text:p>
          </table:table-cell>
          <table:table-cell table:style-name="ce2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6" office:value-type="string" calcext:value-type="string">
            <text:p>High</text:p>
          </table:table-cell>
          <table:table-cell table:style-name="ce2" office:value-type="string" calcext:value-type="string">
            <text:p>1. Страница по адресу http://158.160.56.133/app/about открыта в браузере</text:p>
          </table:table-cell>
          <table:table-cell table:style-name="ce2" office:value-type="string" calcext:value-type="string">
            <text:p>1.Нажать курсором мыши в поле "Найти питомца" в правом верхнем углу экрана;</text:p>
            <text:p>2. Ввести кличку питомца - "Мухтар";</text:p>
            <text:p>3. После ввода клички на клавиатуре нажать клавишу "Enter".</text:p>
          </table:table-cell>
          <table:table-cell table:style-name="ce2" office:value-type="string" calcext:value-type="string">
            <text:p><text:span text:style-name="T6">Полученный результат: </text:span></text:p>
            <text:p><text:span text:style-name="T2">Информация о результатах поиска отсуствует, карточка питомца с указанной кличкой отсутвует, сервисные сообщения о результатах поиска отствутют, экран пуст.</text:span></text:p>
            <text:p><text:span text:style-name="T2"/></text:p>
            <text:p><text:span text:style-name="T1">Ожидаемый результат:</text:span></text:p>
            <text:p><text:span text:style-name="T2">На экране отображается карточка питомца с кличкой "Мухтар" / либо сервисное сообщение об отсутствии питомцев с указанной кличкой</text:span></text:p>
            <text:p><text:span text:style-name="T1"/></text:p>
            <text:p><text:span text:style-name="T1"> </text:span></text:p>
            <text:p><text:span text:style-name="T2"/></text:p>
            <text:p><text:span text:style-name="T2"/></text:p>
          </table:table-cell>
          <table:table-cell table:style-name="ce38"/>
          <table:table-cell table:number-columns-repeated="1016"/>
        </table:table-row>
        <table:table-row table:style-name="ro9">
          <table:table-cell table:style-name="ce33" office:value-type="string" calcext:value-type="string">
            <text:p>Дом питомца_БР-04</text:p>
          </table:table-cell>
          <table:table-cell table:style-name="ce27" office:value-type="string" calcext:value-type="string">
            <text:p>Кнопка "О нас" в шапке сайта содержит некорректную информацию о видах животных, представленных на сайте</text:p>
          </table:table-cell>
          <table:table-cell table:style-name="ce2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6" office:value-type="string" calcext:value-type="string">
            <text:p>Normal</text:p>
          </table:table-cell>
          <table:table-cell table:style-name="ce2" office:value-type="string" calcext:value-type="string">
            <text:p>1. Страница по адресу http://158.160.56.133/app/pets открыта в браузере</text:p>
          </table:table-cell>
          <table:table-cell table:style-name="ce2" office:value-type="string" calcext:value-type="string">
            <text:p>1. Нажать на кнопку "О нас" в левом верхнем углу экрана.</text:p>
          </table:table-cell>
          <table:table-cell table:style-name="ce2" office:value-type="string" calcext:value-type="string">
            <text:p><text:span text:style-name="T6">Полученный результат: </text:span></text:p>
            <text:p><text:span text:style-name="T2">В тексте указано, что в приюте живут только собаки. Фактически в приюте  проживают и коты, и попугаи, а также возможно проживание рептилий - крокодилов :-).</text:span></text:p>
            <text:p><text:span text:style-name="T2"/></text:p>
            <text:p><text:span text:style-name="T1">Ожидаемый результат:</text:span></text:p>
            <text:p><text:span text:style-name="T2">На экране отображается достоверная информация о различных видах питомцев, представленных в приюте.</text:span></text:p>
            <text:p><text:span text:style-name="T1"/></text:p>
            <text:p><text:span text:style-name="T1"> </text:span></text:p>
            <text:p><text:span text:style-name="T2"/></text:p>
            <text:p><text:span text:style-name="T2"/></text:p>
          </table:table-cell>
          <table:table-cell table:style-name="ce38"/>
          <table:table-cell table:number-columns-repeated="1016"/>
        </table:table-row>
        <table:table-row table:style-name="ro9">
          <table:table-cell table:style-name="ce33" office:value-type="string" calcext:value-type="string">
            <text:p>Дом питомца_БР-05</text:p>
          </table:table-cell>
          <table:table-cell table:style-name="ce27" office:value-type="string" calcext:value-type="string">
            <text:p>Список живтоных в поле "Вид животного" не соответствует существующим видам животных</text:p>
          </table:table-cell>
          <table:table-cell table:style-name="ce2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6" office:value-type="string" calcext:value-type="string">
            <text:p>High</text:p>
          </table:table-cell>
          <table:table-cell table:style-name="ce2" office:value-type="string" calcext:value-type="string">
            <text:p>1. Страница по адресу http://158.160.56.133/app/pets открыта в браузере</text:p>
          </table:table-cell>
          <table:table-cell table:style-name="ce2" office:value-type="string" calcext:value-type="string">
            <text:p>1.Нажать курсором в поле "Вид животного" в левом верхнем углу экрана;</text:p>
          </table:table-cell>
          <table:table-cell table:style-name="ce2" office:value-type="string" calcext:value-type="string">
            <text:p><text:span text:style-name="T6">Полученный результат: </text:span></text:p>
            <text:p><text:span text:style-name="T2">В выпадающем списке видов животных содержится недостоверная информация (Пример: указан вид животного - "герой").</text:span></text:p>
            <text:p><text:span text:style-name="T2"/></text:p>
            <text:p><text:span text:style-name="T7">Ожидаемый результат:</text:span></text:p>
            <text:p><text:span text:style-name="T2">В выпадающем списке представлены виды животных, соответствующие действительности.</text:span></text:p>
            <text:p><text:span text:style-name="T2"/></text:p>
            <text:p><text:span text:style-name="T2"> </text:span></text:p>
            <text:p><text:span text:style-name="T2"/></text:p>
            <text:p><text:span text:style-name="T2"/></text:p>
          </table:table-cell>
          <table:table-cell table:style-name="ce38"/>
          <table:table-cell table:number-columns-repeated="1016"/>
        </table:table-row>
        <table:table-row table:style-name="ro9">
          <table:table-cell table:style-name="ce33" office:value-type="string" calcext:value-type="string">
            <text:p>Дом питомца_БР-06</text:p>
          </table:table-cell>
          <table:table-cell table:style-name="ce27" office:value-type="string" calcext:value-type="string">
            <text:p>Список доступных гендеров питомцев в поле "Пол" имеет одинаковые (однотипные) и/или некорректные значения.</text:p>
          </table:table-cell>
          <table:table-cell table:style-name="ce2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6" office:value-type="string" calcext:value-type="string">
            <text:p>High</text:p>
          </table:table-cell>
          <table:table-cell table:style-name="ce2" office:value-type="string" calcext:value-type="string">
            <text:p>1. Страница по адресу http://158.160.56.133/app/pets открыта в браузере</text:p>
          </table:table-cell>
          <table:table-cell table:style-name="ce2" office:value-type="string" calcext:value-type="string">
            <text:p>1.Нажать курсором в поле "Пол" (верхняя центральная часть экрана);</text:p>
          </table:table-cell>
          <table:table-cell table:style-name="ce2" office:value-type="string" calcext:value-type="string">
            <text:p><text:span text:style-name="T6">Полученный результат: </text:span></text:p>
            <text:p><text:span text:style-name="T2">В выпадающем списке гендеров животных содержится однотипная, некорректная информация (Пример: указаны фильтры "кабель", "мальчик", "не указан").</text:span></text:p>
            <text:p><text:span text:style-name="T2"/></text:p>
            <text:p><text:span text:style-name="T1">Ожидаемый результат:</text:span></text:p>
            <text:p><text:span text:style-name="T2">В выпадающем списке гендеров животных содержатся два фильтра - м.р. - "самец", ж.р. - "самка".</text:span></text:p>
            <text:p><text:span text:style-name="T2"/></text:p>
            <text:p><text:span text:style-name="T2"> </text:span></text:p>
            <text:p><text:span text:style-name="T2"/></text:p>
            <text:p><text:span text:style-name="T2"/></text:p>
          </table:table-cell>
          <table:table-cell table:style-name="ce38"/>
          <table:table-cell table:number-columns-repeated="1016"/>
        </table:table-row>
        <table:table-row table:style-name="ro9">
          <table:table-cell table:style-name="ce33" office:value-type="string" calcext:value-type="string">
            <text:p>Дом питомца_БР-07</text:p>
          </table:table-cell>
          <table:table-cell table:style-name="ce27" office:value-type="string" calcext:value-type="string">
            <text:p>Поле "Возраст" принимает отрицательные значения возраста питомцев</text:p>
          </table:table-cell>
          <table:table-cell table:style-name="ce2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6" office:value-type="string" calcext:value-type="string">
            <text:p>High</text:p>
          </table:table-cell>
          <table:table-cell table:style-name="ce2" office:value-type="string" calcext:value-type="string">
            <text:p>1. Страница по адресу http://158.160.56.133/app/pets открыта в браузере</text:p>
          </table:table-cell>
          <table:table-cell table:style-name="ce2" office:value-type="string" calcext:value-type="string">
            <text:p>1.Нажать курсором в поле "Пол" (верхняя центральная часть экрана);</text:p>
            <text:p>2. Ввести любое отрицательное числовое значение, например  "-1";</text:p>
          </table:table-cell>
          <table:table-cell table:style-name="ce2" office:value-type="string" calcext:value-type="string">
            <text:p><text:span text:style-name="T6">Полученный результат: </text:span></text:p>
            <text:p><text:span text:style-name="T2">Поле "Возраст" принимает отрицательные числовое значения как при ручном наборе, так и с помощью  кнопочных указателей.</text:span></text:p>
            <text:p><text:span text:style-name="T2"/></text:p>
            <text:p><text:span text:style-name="T1">Ожидаемый результат:</text:span></text:p>
            <text:p><text:span text:style-name="T2">Поле "Возраст" принимает только положительные числовые значения.</text:span></text:p>
            <text:p><text:span text:style-name="T2"/></text:p>
            <text:p><text:span text:style-name="T2"> </text:span></text:p>
            <text:p><text:span text:style-name="T2"/></text:p>
            <text:p><text:span text:style-name="T2"/></text:p>
          </table:table-cell>
          <table:table-cell table:style-name="ce38"/>
          <table:table-cell table:number-columns-repeated="1016"/>
        </table:table-row>
        <table:table-row table:style-name="ro10">
          <table:table-cell table:style-name="ce33" office:value-type="string" calcext:value-type="string">
            <text:p>Дом питомца_БР-08</text:p>
          </table:table-cell>
          <table:table-cell table:style-name="ce27" office:value-type="string" calcext:value-type="string">
            <text:p>Поле "Введите имя" в форме заявки "Приютить питомца?!" принимает числовые значения</text:p>
          </table:table-cell>
          <table:table-cell table:style-name="ce2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6" office:value-type="string" calcext:value-type="string">
            <text:p>High</text:p>
          </table:table-cell>
          <table:table-cell table:style-name="ce2" office:value-type="string" calcext:value-type="string">
            <text:p>1. Страница по адресу http://158.160.56.133/app/pets открыта в браузере</text:p>
          </table:table-cell>
          <table:table-cell table:style-name="ce2" office:value-type="string" calcext:value-type="string">
            <text:p>1. Нажать на изображение питомца  в любой карточке;</text:p>
            <text:p>2. В открывшейся карточке питомца нажать  на кнопку "Приютить";</text:p>
            <text:p>3. В открывшейся заявке в поле "Введите имя" ввести произвольную комбинацию чисел;</text:p>
            <text:p>4. Нажать кнопку "Да".</text:p>
          </table:table-cell>
          <table:table-cell table:style-name="ce2" office:value-type="string" calcext:value-type="string">
            <text:p><text:span text:style-name="T6">Полученный результат: </text:span></text:p>
            <text:p><text:span text:style-name="T2">Поле "Введите имя" принимает числовое значение, появляется отметка ("зеленая галка") о принятии введенного значения в БД.</text:span></text:p>
            <text:p><text:span text:style-name="T1"/></text:p>
            <text:p><text:span text:style-name="T1">Ожидаемый результат:</text:span></text:p>
            <text:p><text:span text:style-name="T2">Поле "Введите имя" не принимает числовое значение, появляется отметка ("красный восклицательный знак") - значение не является валидным, выводится сервисное уведомление о характере ошибки ввода.</text:span></text:p>
            <text:p><text:span text:style-name="T2"/></text:p>
            <text:p><text:span text:style-name="T2"> </text:span></text:p>
            <text:p><text:span text:style-name="T2"/></text:p>
            <text:p><text:span text:style-name="T2"/></text:p>
          </table:table-cell>
          <table:table-cell table:style-name="ce38"/>
          <table:table-cell table:number-columns-repeated="1016"/>
        </table:table-row>
        <table:table-row table:style-name="ro11">
          <table:table-cell table:style-name="ce33" office:value-type="string" calcext:value-type="string">
            <text:p>Дом питомца_БР-09</text:p>
          </table:table-cell>
          <table:table-cell table:style-name="ce27" office:value-type="string" calcext:value-type="string">
            <text:p>Поле "Введите отчество" в форме заявки "Приютить питомца?!" принимает числовые значения</text:p>
          </table:table-cell>
          <table:table-cell table:style-name="ce2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6" office:value-type="string" calcext:value-type="string">
            <text:p>High</text:p>
          </table:table-cell>
          <table:table-cell table:style-name="ce2" office:value-type="string" calcext:value-type="string">
            <text:p>1. Страница по адресу http://158.160.56.133/app/pets открыта в браузере</text:p>
          </table:table-cell>
          <table:table-cell table:style-name="ce2" office:value-type="string" calcext:value-type="string">
            <text:p>1. Нажать на изображение питомца  в любой карточке;</text:p>
            <text:p>2. В открывшейся карточке питомца нажать  на кнопку "Приютить";</text:p>
            <text:p>3. В открывшейся заявке в поле "Введите отчество" ввести произвольную комбинацию чисел;</text:p>
            <text:p>4. Нажать кнопку "Да".</text:p>
          </table:table-cell>
          <table:table-cell table:style-name="ce2" office:value-type="string" calcext:value-type="string">
            <text:p><text:span text:style-name="T6">Полученный результат: </text:span></text:p>
            <text:p><text:span text:style-name="T2">Поле "Введите отчество" принимает числовые значения, появляется отметка ("зеленая галка") о принятии введенного значения в БД.</text:span></text:p>
            <text:p><text:span text:style-name="T1"/></text:p>
            <text:p><text:span text:style-name="T1">Ожидаемый результат:</text:span></text:p>
            <text:p><text:span text:style-name="T2">Поле "Введите отчество" не принимает числовое значение, появляется отметка ("красный восклицательный знак")  - значение не является валидным, выводится сервисное уведомление о характере ошибки ввода.</text:span></text:p>
            <text:p><text:span text:style-name="T2"/></text:p>
            <text:p><text:span text:style-name="T2"> </text:span></text:p>
            <text:p><text:span text:style-name="T2"/></text:p>
            <text:p><text:span text:style-name="T2"/></text:p>
          </table:table-cell>
          <table:table-cell table:style-name="ce38"/>
          <table:table-cell table:number-columns-repeated="1016"/>
        </table:table-row>
        <table:table-row table:style-name="ro11">
          <table:table-cell table:style-name="ce33" office:value-type="string" calcext:value-type="string">
            <text:p>Дом питомца_БР-10</text:p>
          </table:table-cell>
          <table:table-cell table:style-name="ce27" office:value-type="string" calcext:value-type="string">
            <text:p>Кнопка "Счастливчики" в верхнем углу экрана не отображает карточки питомцев <text:s/>со статусом "Приютили", "Хотят забрать"</text:p>
          </table:table-cell>
          <table:table-cell table:style-name="ce2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6" office:value-type="string" calcext:value-type="string">
            <text:p>Normal</text:p>
          </table:table-cell>
          <table:table-cell table:style-name="ce2" office:value-type="string" calcext:value-type="string">
            <text:p>1. Страница по адресу http://158.160.56.133/app/pets открыта в браузере</text:p>
          </table:table-cell>
          <table:table-cell table:style-name="ce2" office:value-type="string" calcext:value-type="string">
            <text:p>1.Нажать кнопку "Счастливчики" (верхняя левая часть экрана);</text:p>
          </table:table-cell>
          <table:table-cell table:style-name="ce2" office:value-type="string" calcext:value-type="string">
            <text:p><text:span text:style-name="T6">Полученный результат: </text:span></text:p>
            <text:p><text:span text:style-name="T2">Кнопка "Счастливчики" не формирует список карточек питомцев со статусом "Хотят забрать" и/или "Приютили". Выводится сообщение - "Приют пуст". На момент тестирования в приюте имеется питомец со статусом "Хотят забрать".</text:span></text:p>
            <text:p><text:span text:style-name="T2"/></text:p>
            <text:p><text:span text:style-name="T1">Ожидаемый результат:</text:span></text:p>
            <text:p><text:span text:style-name="T2">Кнопка "Счастливчики" формирует список карточек питомцев со статусом "Хотят забрать" и/или "Приютили".</text:span></text:p>
            <text:p><text:span text:style-name="T2"> </text:span></text:p>
            <text:p><text:span text:style-name="T2"/></text:p>
            <text:p><text:span text:style-name="T2"/></text:p>
          </table:table-cell>
          <table:table-cell table:style-name="ce38"/>
          <table:table-cell table:number-columns-repeated="1016"/>
        </table:table-row>
        <table:table-row table:style-name="ro12">
          <table:table-cell table:style-name="ce33" office:value-type="string" calcext:value-type="string">
            <text:p>Дом питомца_БР-11</text:p>
          </table:table-cell>
          <table:table-cell table:style-name="ce27" office:value-type="string" calcext:value-type="string">
            <text:p>Кнопка "Питомцы без дома" на странице "Питомцы" не отображает карточки ВСЕХ питомцев <text:s/>со статусом "Без дома"</text:p>
          </table:table-cell>
          <table:table-cell table:style-name="ce2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6" office:value-type="string" calcext:value-type="string">
            <text:p>High</text:p>
          </table:table-cell>
          <table:table-cell table:style-name="ce2" office:value-type="string" calcext:value-type="string">
            <text:p>1. Страница по адресу http://158.160.56.133/app/pets открыта в браузере</text:p>
          </table:table-cell>
          <table:table-cell table:style-name="ce2" office:value-type="string" calcext:value-type="string">
            <text:p>1.Нажать кнопку "Питомцы без дома" (верхняя левая часть экрана);</text:p>
          </table:table-cell>
          <table:table-cell table:style-name="ce2" office:value-type="string" calcext:value-type="string">
            <text:p><text:span text:style-name="T6">Полученный результат: </text:span></text:p>
            <text:p><text:span text:style-name="T2">Кнопка "Питомцы без дома" не формирует полный список карточек питомцев со статусом "Без дома". На момент тестирования в приюте ТРОЕ питомцев со статусом "Без дома". Кнопка выводит список только из ДВУХ карточек с указанным статусом.</text:span></text:p>
            <text:p><text:span text:style-name="T2"/></text:p>
            <text:p><text:span text:style-name="T1">Ожидаемый результат:</text:span></text:p>
            <text:p><text:span text:style-name="T2">Кнопка "Питомцы без дома" формирует полный список карточек питомцев со статусом "Без дома". Количество питомцев в приюте со статусом "Без дома" РАВНО количеству карточек питомцев, формируемых кнопкой "Питомцы без дома".</text:span></text:p>
            <text:p><text:span text:style-name="T2"> </text:span></text:p>
            <text:p><text:span text:style-name="T2"/></text:p>
            <text:p><text:span text:style-name="T2"/></text:p>
          </table:table-cell>
          <table:table-cell table:style-name="ce38"/>
          <table:table-cell table:number-columns-repeated="1016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Баг-репорт'.A1:'Баг-репорт'.Z1">
            <calcext:condition calcext:apply-style-name="ConditionalStyle_1" calcext:value="formula-is(LEN(TRIM([.A1]))&gt;0)" calcext:base-cell-address="'Баг-репорт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ек-лист" style:display-name="PageStyle_Чек-лис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" style:display-name="PageStyle_Баг-репор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97" meta:object-count="0"/>
    <meta:generator>LibreOfficeDev/6.0.5.2$Linux_X86_64 LibreOffice_project/</meta:generator>
  </office:meta>
</office:document-meta>
</file>